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b988" officeooo:paragraph-rsid="001cb988"/>
    </style:style>
    <style:style style:name="P2" style:family="paragraph" style:parent-style-name="Standard" style:list-style-name="L2">
      <style:text-properties officeooo:rsid="001cb988" officeooo:paragraph-rsid="001cb988"/>
    </style:style>
    <style:style style:name="P3" style:family="paragraph" style:parent-style-name="Standard" style:list-style-name="L2">
      <style:text-properties officeooo:rsid="001e1a87" officeooo:paragraph-rsid="001e1a87"/>
    </style:style>
    <style:style style:name="P4" style:family="paragraph" style:parent-style-name="Standard" style:list-style-name="L2">
      <style:text-properties officeooo:rsid="001ebfa2" officeooo:paragraph-rsid="001ebfa2"/>
    </style:style>
    <style:style style:name="P5" style:family="paragraph" style:parent-style-name="Standard" style:list-style-name="L2">
      <style:text-properties officeooo:rsid="001f495e" officeooo:paragraph-rsid="001f495e"/>
    </style:style>
    <style:style style:name="P6" style:family="paragraph" style:parent-style-name="Standard" style:list-style-name="L2">
      <style:text-properties officeooo:rsid="0020985b" officeooo:paragraph-rsid="0020985b"/>
    </style:style>
    <style:style style:name="T1" style:family="text">
      <style:text-properties officeooo:rsid="001e1a87"/>
    </style:style>
    <style:style style:name="T2" style:family="text">
      <style:text-properties officeooo:rsid="0020985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eban notes 7-14-20</text:p>
      <text:p text:style-name="P1"/>
      <text:list xml:id="list1439261668" text:style-name="L2">
        <text:list-item>
          <text:p text:style-name="P2">Don’t argue causal – interpret correlation through lens of model, and discuss what assumptions you have to make to think that you’re able to do that.</text:p>
          <text:list>
            <text:list-item>
              <text:p text:style-name="P2">Talk to Richard or other people about this to really understand it. Seems kind of equivalent to me. My model doesn’t have the unobservable heterogeneity that I’m worried about in terms of causal interpretation of the correlation of R&amp;D and subsequent WSO formation, so “interpreting the correlation via my model” is exactly the same as “interpreting the relationship as causal”. </text:p>
            </text:list-item>
          </text:list>
        </text:list-item>
        <text:list-item>
          <text:p text:style-name="P2">Find an equation from your model to <text:span text:style-name="T1">bring to the data. Keep the model as close to the data as possible.</text:span></text:p>
        </text:list-item>
        <text:list-item>
          <text:p text:style-name="P3">Think about what assumptions you make to justify the aggregation of “regression implied spinout entry rate” or whatever. Conceptually, it makes sense to Esteban though. Just worried about aggregation. In my model everything is linear so taking it seriously the aggregation is valid, maybe I can just say this?</text:p>
        </text:list-item>
        <text:list-item>
          <text:p text:style-name="P4">Cast a very wide net. Schools may not be hiring, may not be interviewing (reading papers then straight to flyouts). Very unpredictable.</text:p>
        </text:list-item>
        <text:list-item>
          <text:p text:style-name="P5">Try to finish draft in the next month to send to Esteban for thorough comments. <text:span text:style-name="T2">At that point also send to everyone else for comments.</text:span></text:p>
        </text:list-item>
        <text:list-item>
          <text:p text:style-name="P6">Hope is the last thing to di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4T16:11:01.922640741</meta:creation-date>
    <dc:date>2020-07-14T16:18:24.826540584</dc:date>
    <meta:editing-duration>PT7M21S</meta:editing-duration>
    <meta:editing-cycles>5</meta:editing-cycles>
    <meta:generator>LibreOffice/6.4.4.2$Linux_X86_64 LibreOffice_project/40$Build-2</meta:generator>
    <meta:document-statistic meta:table-count="0" meta:image-count="0" meta:object-count="0" meta:page-count="1" meta:paragraph-count="8" meta:word-count="219" meta:character-count="1267" meta:non-whitespace-character-count="1061"/>
  </office:meta>
</office:document-meta>
</file>